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Detaillee_5f_versement" style:display-name="listeDetaillee_versement" style:family="table">
      <style:table-properties style:width="16.999cm" table:align="margins" fo:background-color="transparent" fo:keep-with-next="auto" table:border-model="separating">
        <style:background-image/>
      </style:table-properties>
    </style:style>
    <style:style style:name="listeDetaillee_5f_versement.A" style:display-name="listeDetaillee_versement.A" style:family="table-column">
      <style:table-column-properties style:column-width="8.752cm" style:rel-column-width="33743*"/>
    </style:style>
    <style:style style:name="listeDetaillee_5f_versement.B" style:display-name="listeDetaillee_versement.B" style:family="table-column">
      <style:table-column-properties style:column-width="1.649cm" style:rel-column-width="6358*"/>
    </style:style>
    <style:style style:name="listeDetaillee_5f_versement.F" style:display-name="listeDetaillee_versement.F" style:family="table-column">
      <style:table-column-properties style:column-width="1.649cm" style:rel-column-width="6360*"/>
    </style:style>
    <style:style style:name="listeDetaillee_5f_versement.1" style:display-name="listeDetaillee_versement.1" style:family="table-row">
      <style:table-row-properties style:min-row-height="0.499cm" fo:background-color="transparent" style:keep-together="false" fo:keep-together="always">
        <style:background-image/>
      </style:table-row-properties>
    </style:style>
    <style:style style:name="listeDetaillee_5f_versement.A1" style:display-name="listeDetaillee_versement.A1" style:family="table-cell">
      <style:table-cell-properties fo:background-color="#c0c0c0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listeDetaillee_5f_versement.B1" style:display-name="listeDetaillee_versement.B1" style:family="table-cell">
      <style:table-cell-properties fo:background-color="#c0c0c0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listeDetaillee_5f_versement.F1" style:display-name="listeDetaillee_versement.F1" style:family="table-cell">
      <style:table-cell-properties fo:background-color="#c0c0c0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listeDetaillee_5f_versement.2" style:display-name="listeDetaillee_versement.2" style:family="table-row">
      <style:table-row-properties style:row-height="0.199cm" fo:background-color="transparent" style:keep-together="false" fo:keep-together="always">
        <style:background-image/>
      </style:table-row-properties>
    </style:style>
    <style:style style:name="listeDetaillee_5f_versement.A2" style:display-name="listeDetaillee_versement.A2" style:family="table-cell">
      <style:table-cell-properties fo:background-color="transparent" fo:padding="0.097cm" fo:border-left="0.002cm solid #000000" fo:border-right="none" fo:border-top="0.018cm solid #000000" fo:border-bottom="0.002cm solid #000000">
        <style:background-image/>
      </style:table-cell-properties>
    </style:style>
    <style:style style:name="listeDetaillee_5f_versement.F2" style:display-name="listeDetaillee_versement.F2" style:family="table-cell">
      <style:table-cell-properties fo:background-color="transparent" fo:padding="0.097cm" fo:border-left="0.002cm solid #000000" fo:border-right="0.002cm solid #000000" fo:border-top="0.018cm solid #000000" fo:border-bottom="0.002cm solid #000000">
        <style:background-image/>
      </style:table-cell-properties>
    </style:style>
    <style:style style:name="listeDetaillee_5f_versement.3" style:display-name="listeDetaillee_versement.3" style:family="table-row">
      <style:table-row-properties style:row-height="0.499cm" fo:background-color="#e6e6e6" style:keep-together="false" fo:keep-together="always">
        <style:background-image/>
      </style:table-row-properties>
    </style:style>
    <style:style style:name="listeDetaillee_5f_versement.A3" style:display-name="listeDetaillee_versement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Detaillee_5f_versement.F3" style:display-name="listeDetaillee_versement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eDetaillee_5f_versement.5" style:display-name="listeDetaillee_versement.5" style:family="table-row">
      <style:table-row-properties style:min-row-height="0.011cm" style:keep-together="false" fo:keep-together="always"/>
    </style:style>
    <style:style style:name="listeDetaillee_5f_versement.6" style:display-name="listeDetaillee_versement.6" style:family="table-row">
      <style:table-row-properties style:keep-together="false" fo:keep-together="always"/>
    </style:style>
    <style:style style:name="listeDetaillee_5f_restitution" style:display-name="listeDetaillee_restitution" style:family="table">
      <style:table-properties style:width="16.999cm" table:align="margins" fo:background-color="transparent" fo:keep-with-next="auto">
        <style:background-image/>
      </style:table-properties>
    </style:style>
    <style:style style:name="listeDetaillee_5f_restitution.A" style:display-name="listeDetaillee_restitution.A" style:family="table-column">
      <style:table-column-properties style:column-width="8.752cm" style:rel-column-width="33743*"/>
    </style:style>
    <style:style style:name="listeDetaillee_5f_restitution.B" style:display-name="listeDetaillee_restitution.B" style:family="table-column">
      <style:table-column-properties style:column-width="1.649cm" style:rel-column-width="6358*"/>
    </style:style>
    <style:style style:name="listeDetaillee_5f_restitution.F" style:display-name="listeDetaillee_restitution.F" style:family="table-column">
      <style:table-column-properties style:column-width="1.649cm" style:rel-column-width="6360*"/>
    </style:style>
    <style:style style:name="listeDetaillee_5f_restitution.1" style:display-name="listeDetaillee_restitution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listeDetaillee_5f_restitution.A1" style:display-name="listeDetaillee_restitution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Detaillee_5f_restitution.F1" style:display-name="listeDetaillee_restitution.F1" style:family="table-cell">
      <style:table-cell-properties fo:background-color="transparent" fo:padding="0.097cm" fo:border="0.002cm solid #000000">
        <style:background-image/>
      </style:table-cell-properties>
    </style:style>
    <style:style style:name="listeDetaillee_5f_restitution.2" style:display-name="listeDetaillee_restitution.2" style:family="table-row">
      <style:table-row-properties style:row-height="0.499cm" fo:background-color="#e6e6e6" style:keep-together="false" fo:keep-together="always">
        <style:background-image/>
      </style:table-row-properties>
    </style:style>
    <style:style style:name="listeDetaillee_5f_restitution.3" style:display-name="listeDetaillee_restitution.3" style:family="table-row">
      <style:table-row-properties style:row-height="0.199cm" fo:background-color="transparent" style:keep-together="false" fo:keep-together="always">
        <style:background-image/>
      </style:table-row-properties>
    </style:style>
    <style:style style:name="listeDetaillee_5f_restitution.A3" style:display-name="listeDetaillee_restitution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Detaillee_5f_restitution.F3" style:display-name="listeDetaillee_restitution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eDetaillee_5f_restitution.4" style:display-name="listeDetaillee_restitution.4" style:family="table-row">
      <style:table-row-properties style:keep-together="false" fo:keep-together="always"/>
    </style:style>
    <style:style style:name="listeDetaillee_5f_restitution.5" style:display-name="listeDetaillee_restitution.5" style:family="table-row">
      <style:table-row-properties style:row-height="0.199cm" style:keep-together="false" fo:keep-together="always"/>
    </style:style>
    <style:style style:name="listeDetaillee_5f_restitution.6" style:display-name="listeDetaillee_restitution.6" style:family="table-row">
      <style:table-row-properties fo:background-color="transparent" style:keep-together="false" fo:keep-together="always">
        <style:background-image/>
      </style:table-row-properties>
    </style:style>
    <style:style style:name="total_5f_general" style:display-name="total_general" style:family="table">
      <style:table-properties style:width="16.999cm" table:align="margins" fo:background-color="transparent" fo:keep-with-next="auto">
        <style:background-image/>
      </style:table-properties>
    </style:style>
    <style:style style:name="total_5f_general.A" style:display-name="total_general.A" style:family="table-column">
      <style:table-column-properties style:column-width="8.752cm" style:rel-column-width="33743*"/>
    </style:style>
    <style:style style:name="total_5f_general.B" style:display-name="total_general.B" style:family="table-column">
      <style:table-column-properties style:column-width="1.649cm" style:rel-column-width="6358*"/>
    </style:style>
    <style:style style:name="total_5f_general.F" style:display-name="total_general.F" style:family="table-column">
      <style:table-column-properties style:column-width="1.649cm" style:rel-column-width="6360*"/>
    </style:style>
    <style:style style:name="total_5f_general.1" style:display-name="total_general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total_5f_general.A1" style:display-name="total_general.A1" style:family="table-cell">
      <style:table-cell-properties fo:background-color="transparent" fo:padding="0.097cm" fo:border-left="0.002cm solid #000000" fo:border-right="none" fo:border-top="0.018cm solid #000000" fo:border-bottom="0.002cm solid #000000">
        <style:background-image/>
      </style:table-cell-properties>
    </style:style>
    <style:style style:name="total_5f_general.F1" style:display-name="total_general.F1" style:family="table-cell">
      <style:table-cell-properties fo:background-color="transparent" fo:padding="0.097cm" fo:border-left="0.002cm solid #000000" fo:border-right="0.002cm solid #000000" fo:border-top="0.018cm solid #000000" fo:border-bottom="0.002cm solid #000000">
        <style:background-image/>
      </style:table-cell-properties>
    </style:style>
    <style:style style:name="total_5f_general.2" style:display-name="total_general.2" style:family="table-row">
      <style:table-row-properties style:min-row-height="0.499cm" fo:background-color="transparent" style:keep-together="false" fo:keep-together="always">
        <style:background-image/>
      </style:table-row-properties>
    </style:style>
    <style:style style:name="total_5f_general.A2" style:display-name="total_general.A2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otal_5f_general.B2" style:display-name="total_general.B2" style:family="table-cell">
      <style:table-cell-properties fo:background-color="transparent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otal_5f_general.F2" style:display-name="total_general.F2" style:family="table-cell">
      <style:table-cell-properties fo:background-color="transparent" fo:padding="0.097cm" fo:border-left="0.002cm solid #000000" fo:border-right="0.018cm solid #000000" fo:border-top="0.035cm solid #000000" fo:border-bottom="0.035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Helvetica"/>
    </style:style>
    <style:style style:name="P2" style:family="paragraph" style:parent-style-name="Table_20_Contents">
      <style:paragraph-properties fo:text-align="end" style:justify-single-word="false"/>
      <style:text-properties style:font-name="Helvetica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Helvetica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Helvetica"/>
    </style:style>
    <style:style style:name="P7" style:family="paragraph" style:parent-style-name="contenu_20_tableau_20_1e_20_ligne">
      <style:text-properties style:font-name="Helvetica" style:text-underline-style="none"/>
    </style:style>
    <style:style style:name="P8" style:family="paragraph" style:parent-style-name="contenu_20_tableau_20_1e_20_ligne">
      <style:paragraph-properties fo:text-align="start" style:justify-single-word="false"/>
      <style:text-properties style:font-name="Helvetica" style:text-underline-style="none"/>
    </style:style>
    <style:style style:name="P9" style:family="paragraph" style:parent-style-name="contenu_20_tableau_20_1e_20_ligne">
      <style:paragraph-properties fo:text-align="end" style:justify-single-word="false"/>
      <style:text-properties style:font-name="Helvetica" style:text-underline-style="none"/>
    </style:style>
    <style:style style:name="P10" style:family="paragraph" style:parent-style-name="contenu_20_tableau_20_1e_20_ligne">
      <style:paragraph-properties fo:text-align="end" style:justify-single-word="false"/>
      <style:text-properties style:font-name="Helvetica" style:text-underline-style="none" fo:font-weight="bold" style:font-weight-asian="bold" style:font-weight-complex="bold"/>
    </style:style>
    <style:style style:name="P11" style:family="paragraph" style:parent-style-name="Text_20_body">
      <style:text-properties style:font-name="Helvetic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listeDetaillee_versement" table:style-name="listeDetaillee_5f_versement">
        <table:table-column table:style-name="listeDetaillee_5f_versement.A"/>
        <table:table-column table:style-name="listeDetaillee_5f_versement.B" table:number-columns-repeated="4"/>
        <table:table-column table:style-name="listeDetaillee_5f_versement.F"/>
        <table:table-header-rows>
          <table:table-row table:style-name="listeDetaillee_5f_versement.1">
            <table:table-cell table:style-name="listeDetaillee_5f_versement.A1" office:value-type="string">
              <text:p text:style-name="P8">%{HEADER_ROWS:4}%%=entete_allocataire=%</text:p>
            </table:table-cell>
            <table:table-cell table:style-name="listeDetaillee_5f_versement.B1" office:value-type="string">
              <text:p text:style-name="P9">%=entete_solde_initial=%</text:p>
            </table:table-cell>
            <table:table-cell table:style-name="listeDetaillee_5f_versement.B1" office:value-type="string">
              <text:p text:style-name="P9">%=entete_debit=%</text:p>
            </table:table-cell>
            <table:table-cell table:style-name="listeDetaillee_5f_versement.B1" office:value-type="string">
              <text:p text:style-name="P9">%=entete_credit=%</text:p>
            </table:table-cell>
            <table:table-cell table:style-name="listeDetaillee_5f_versement.B1" office:value-type="string">
              <text:p text:style-name="P9">%=entete_nouveau_solde=%</text:p>
            </table:table-cell>
            <table:table-cell table:style-name="listeDetaillee_5f_versement.F1" office:value-type="string">
              <text:p text:style-name="P9">%=entete_ordre_versement=%</text:p>
            </table:table-cell>
          </table:table-row>
          <table:table-row table:style-name="listeDetaillee_5f_versement.2">
            <table:table-cell table:style-name="listeDetaillee_5f_versement.A2" office:value-type="string">
              <text:p text:style-name="P8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F2" office:value-type="string">
              <text:p text:style-name="P9"/>
            </table:table-cell>
          </table:table-row>
        </table:table-header-rows>
        <table:table-row table:style-name="listeDetaillee_5f_versement.3">
          <table:table-cell table:style-name="listeDetaillee_5f_versement.A3" office:value-type="string">
            <text:p text:style-name="P8">%=entete_versement=%</text:p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F3" office:value-type="string">
            <text:p text:style-name="P9"/>
          </table:table-cell>
        </table:table-row>
        <table:table-row table:style-name="listeDetaillee_5f_versement.2">
          <table:table-cell table:style-name="listeDetaillee_5f_versement.A3" office:value-type="string">
            <text:p text:style-name="P8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F3" office:value-type="string">
            <text:p text:style-name="P9"/>
          </table:table-cell>
        </table:table-row>
        <table:table-row table:style-name="listeDetaillee_5f_versement.5">
          <table:table-cell table:style-name="listeDetaillee_5f_versement.A3" office:value-type="string">
            <text:p text:style-name="P1">%{colonne}%%=col_allocataire=%</text:p>
          </table:table-cell>
          <table:table-cell table:style-name="listeDetaillee_5f_versement.A3" office:value-type="string">
            <text:p text:style-name="P2">%=col_solde_init=%</text:p>
          </table:table-cell>
          <table:table-cell table:style-name="listeDetaillee_5f_versement.A3" office:value-type="string">
            <text:p text:style-name="P2">%=col_debit=%</text:p>
          </table:table-cell>
          <table:table-cell table:style-name="listeDetaillee_5f_versement.A3" office:value-type="string">
            <text:p text:style-name="P2">%=col_credit=%</text:p>
          </table:table-cell>
          <table:table-cell table:style-name="listeDetaillee_5f_versement.A3" office:value-type="string">
            <text:p text:style-name="P2">%=col_nouv_solde=%</text:p>
          </table:table-cell>
          <table:table-cell table:style-name="listeDetaillee_5f_versement.F3" office:value-type="string">
            <text:p text:style-name="P2">%=col_odrdre_versement=%</text:p>
          </table:table-cell>
        </table:table-row>
        <table:table-row table:style-name="listeDetaillee_5f_versement.6">
          <table:table-cell table:style-name="listeDetaillee_5f_versement.A3" office:value-type="string">
            <text:p text:style-name="P3">%{colonneTotalVersement}%%=col_vers_total_label=%</text:p>
          </table:table-cell>
          <table:table-cell table:style-name="listeDetaillee_5f_versement.A3" office:value-type="string">
            <text:p text:style-name="P2"/>
          </table:table-cell>
          <table:table-cell table:style-name="listeDetaillee_5f_versement.A3" office:value-type="string">
            <text:p text:style-name="P9">%=col_vers_tot_debit=%</text:p>
          </table:table-cell>
          <table:table-cell table:style-name="listeDetaillee_5f_versement.A3" office:value-type="string">
            <text:p text:style-name="P9">%=col_vers_tot_credit=%</text:p>
          </table:table-cell>
          <table:table-cell table:style-name="listeDetaillee_5f_versement.A3" office:value-type="string">
            <text:p text:style-name="P4"/>
          </table:table-cell>
          <table:table-cell table:style-name="listeDetaillee_5f_versement.F3" office:value-type="string">
            <text:p text:style-name="P10">%=col_vers_tot_ordre=%</text:p>
          </table:table-cell>
        </table:table-row>
      </table:table>
      <table:table table:name="listeDetaillee_restitution" table:style-name="listeDetaillee_5f_restitution">
        <table:table-column table:style-name="listeDetaillee_5f_restitution.A"/>
        <table:table-column table:style-name="listeDetaillee_5f_restitution.B" table:number-columns-repeated="4"/>
        <table:table-column table:style-name="listeDetaillee_5f_restitution.F"/>
        <table:table-header-rows>
          <table:table-row table:style-name="listeDetaillee_5f_restitution.1">
            <table:table-cell table:style-name="listeDetaillee_5f_restitution.A1" office:value-type="string">
              <text:p text:style-name="P8">%{HEADER_ROWS:3}%%=entete_ligne_vide=%</text:p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F1" office:value-type="string">
              <text:p text:style-name="P7"/>
            </table:table-cell>
          </table:table-row>
        </table:table-header-rows>
        <table:table-row table:style-name="listeDetaillee_5f_restitution.2">
          <table:table-cell table:style-name="listeDetaillee_5f_restitution.A1" office:value-type="string">
            <text:p text:style-name="P8">%=entete_restitution=%</text:p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F1" office:value-type="string">
            <text:p text:style-name="P7"/>
          </table:table-cell>
        </table:table-row>
        <table:table-row table:style-name="listeDetaillee_5f_restitution.3">
          <table:table-cell table:style-name="listeDetaillee_5f_restitution.A3" office:value-type="string">
            <text:p text:style-name="P8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F3" office:value-type="string">
            <text:p text:style-name="P7"/>
          </table:table-cell>
        </table:table-row>
        <table:table-row table:style-name="listeDetaillee_5f_restitution.4">
          <table:table-cell table:style-name="listeDetaillee_5f_restitution.A3" office:value-type="string">
            <text:p text:style-name="P1">%{colonne}%%=col_allocataire=%</text:p>
          </table:table-cell>
          <table:table-cell table:style-name="listeDetaillee_5f_restitution.A3" office:value-type="string">
            <text:p text:style-name="P2">%=col_solde_init=%</text:p>
          </table:table-cell>
          <table:table-cell table:style-name="listeDetaillee_5f_restitution.A3" office:value-type="string">
            <text:p text:style-name="P2">%=col_debit=%</text:p>
          </table:table-cell>
          <table:table-cell table:style-name="listeDetaillee_5f_restitution.A3" office:value-type="string">
            <text:p text:style-name="P2">%=col_credit=%</text:p>
          </table:table-cell>
          <table:table-cell table:style-name="listeDetaillee_5f_restitution.A3" office:value-type="string">
            <text:p text:style-name="P2">%=col_nouv_solde=%</text:p>
          </table:table-cell>
          <table:table-cell table:style-name="listeDetaillee_5f_restitution.F3" office:value-type="string">
            <text:p text:style-name="P2">%=col_odrdre_versement=%</text:p>
          </table:table-cell>
        </table:table-row>
        <table:table-row table:style-name="listeDetaillee_5f_restitution.5">
          <table:table-cell table:style-name="listeDetaillee_5f_restitution.A3" office:value-type="string">
            <text:p text:style-name="P1"/>
          </table:table-cell>
          <table:table-cell table:style-name="listeDetaillee_5f_restitution.A3" office:value-type="string">
            <text:p text:style-name="P2"/>
          </table:table-cell>
          <table:table-cell table:style-name="listeDetaillee_5f_restitution.A3" office:value-type="string">
            <text:p text:style-name="P5"/>
          </table:table-cell>
          <table:table-cell table:style-name="listeDetaillee_5f_restitution.A3" office:value-type="string">
            <text:p text:style-name="P5"/>
          </table:table-cell>
          <table:table-cell table:style-name="listeDetaillee_5f_restitution.A3" office:value-type="string">
            <text:p text:style-name="P6"/>
          </table:table-cell>
          <table:table-cell table:style-name="listeDetaillee_5f_restitution.F3" office:value-type="string">
            <text:p text:style-name="P6"/>
          </table:table-cell>
        </table:table-row>
        <table:table-row table:style-name="listeDetaillee_5f_restitution.6">
          <table:table-cell table:style-name="listeDetaillee_5f_restitution.A3" office:value-type="string">
            <text:p text:style-name="P3">%{colonneTotaRestitution}%%=col_resti_total_label=%</text:p>
          </table:table-cell>
          <table:table-cell table:style-name="listeDetaillee_5f_restitution.A3" office:value-type="string">
            <text:p text:style-name="P2"/>
          </table:table-cell>
          <table:table-cell table:style-name="listeDetaillee_5f_restitution.A3" office:value-type="string">
            <text:p text:style-name="P9">%=col_<text:span text:style-name="T1">resti</text:span>_tot_debit=%</text:p>
          </table:table-cell>
          <table:table-cell table:style-name="listeDetaillee_5f_restitution.A3" office:value-type="string">
            <text:p text:style-name="P9">%=col_<text:span text:style-name="T1">resti</text:span>_tot_credit=%</text:p>
          </table:table-cell>
          <table:table-cell table:style-name="listeDetaillee_5f_restitution.A3" office:value-type="string">
            <text:p text:style-name="P4"/>
          </table:table-cell>
          <table:table-cell table:style-name="listeDetaillee_5f_restitution.F3" office:value-type="string">
            <text:p text:style-name="P10">%=col_resti_tot_ordre=%</text:p>
          </table:table-cell>
        </table:table-row>
      </table:table>
      <table:table table:name="total_general" table:style-name="total_5f_general">
        <table:table-column table:style-name="total_5f_general.A"/>
        <table:table-column table:style-name="total_5f_general.B" table:number-columns-repeated="4"/>
        <table:table-column table:style-name="total_5f_general.F"/>
        <table:table-header-rows>
          <table:table-row table:style-name="total_5f_general.1">
            <table:table-cell table:style-name="total_5f_general.A1" office:value-type="string">
              <text:p text:style-name="P8"/>
            </table:table-cell>
            <table:table-cell table:style-name="total_5f_general.A1" office:value-type="string">
              <text:p text:style-name="P7"/>
            </table:table-cell>
            <table:table-cell table:style-name="total_5f_general.A1" office:value-type="string">
              <text:p text:style-name="P9"/>
            </table:table-cell>
            <table:table-cell table:style-name="total_5f_general.A1" office:value-type="string">
              <text:p text:style-name="P9"/>
            </table:table-cell>
            <table:table-cell table:style-name="total_5f_general.A1" office:value-type="string">
              <text:p text:style-name="P9"/>
            </table:table-cell>
            <table:table-cell table:style-name="total_5f_general.F1" office:value-type="string">
              <text:p text:style-name="P9"/>
            </table:table-cell>
          </table:table-row>
        </table:table-header-rows>
        <table:table-row table:style-name="total_5f_general.2">
          <table:table-cell table:style-name="total_5f_general.A2" office:value-type="string">
            <text:p text:style-name="P8">%=entete_tot_gen=%</text:p>
          </table:table-cell>
          <table:table-cell table:style-name="total_5f_general.B2" office:value-type="string">
            <text:p text:style-name="P7"/>
          </table:table-cell>
          <table:table-cell table:style-name="total_5f_general.B2" office:value-type="string">
            <text:p text:style-name="P9">%=col_gen_debit=%</text:p>
          </table:table-cell>
          <table:table-cell table:style-name="total_5f_general.B2" office:value-type="string">
            <text:p text:style-name="P9">%=col_gen_credit=%</text:p>
          </table:table-cell>
          <table:table-cell table:style-name="total_5f_general.B2" office:value-type="string">
            <text:p text:style-name="P9"/>
          </table:table-cell>
          <table:table-cell table:style-name="total_5f_general.F2" office:value-type="string">
            <text:p text:style-name="P9">%=col_gen_total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5-11-24T17:22:19.16</dc:date>
    <meta:editing-cycles>109</meta:editing-cycles>
    <meta:editing-duration>PT13H51M17S</meta:editing-duration>
    <meta:document-statistic meta:table-count="3" meta:image-count="0" meta:object-count="0" meta:page-count="1" meta:paragraph-count="33" meta:word-count="33" meta:character-count="767"/>
    <dc:creator>lga </dc:creator>
    <meta:user-defined meta:name="Info 1"/>
    <meta:user-defined meta:name="Info 2"/>
    <meta:user-defined meta:name="Info 3"/>
    <meta:user-defined meta:name="Info 4"/>
  </office:meta>
</office:document-meta>
</file>